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ole-draw-aspect="1"/>
    </style:style>
  </office:automatic-styles>
  <office:body>
    <office:spreadsheet>
      <table:table table:name="numbers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2097">
            <text:p>7209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1828">
            <text:p>5118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964">
            <text:p>59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1034">
            <text:p>8103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516">
            <text:p>135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3919">
            <text:p>5391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84">
            <text:p>108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003">
            <text:p>1800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85">
            <text:p>338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97">
            <text:p>139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913">
            <text:p>291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238514">
            <text:p>22385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7109">
            <text:p>107109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9255">
            <text:p>3925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1412">
            <text:p>8141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16">
            <text:p>916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796">
            <text:p>179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6621">
            <text:p>662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69090">
            <text:p>16909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7379">
            <text:p>2737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88">
            <text:p>68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694">
            <text:p>69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003">
            <text:p>4100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9014">
            <text:p>2901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86">
            <text:p>48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43572">
            <text:p>14357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4373">
            <text:p>437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4394">
            <text:p>2439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02852">
            <text:p>30285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9546">
            <text:p>16954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33">
            <text:p>633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46480">
            <text:p>4648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6359">
            <text:p>4635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54814">
            <text:p>5481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803">
            <text:p>7580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49775">
            <text:p>14977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82453">
            <text:p>824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28526">
            <text:p>22852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95490">
            <text:p>9549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14901">
            <text:p>21490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80128">
            <text:p>18012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2819">
            <text:p>12281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30669">
            <text:p>23066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11107">
            <text:p>11110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75072">
            <text:p>17507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19112">
            <text:p>21911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83">
            <text:p>208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79687">
            <text:p>17968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61952">
            <text:p>1619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46028">
            <text:p>246028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45034">
            <text:p>24503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8840">
            <text:p>10884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5947">
            <text:p>11594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6412">
            <text:p>17641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5284">
            <text:p>11528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6408">
            <text:p>12640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7897">
            <text:p>12789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8627">
            <text:p>12862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90852">
            <text:p>19085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3884">
            <text:p>5388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0641">
            <text:p>17064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37539">
            <text:p>137539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2662">
            <text:p>10266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7311">
            <text:p>4731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91817">
            <text:p>191817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71351">
            <text:p>171351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99617">
            <text:p>19961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1726">
            <text:p>12172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79752">
            <text:p>17975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16830">
            <text:p>21683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56885">
            <text:p>56885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56265">
            <text:p>156265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687291">
            <text:p>6872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615">
            <text:p>861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4139">
            <text:p>3413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2062">
            <text:p>3206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123">
            <text:p>312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396">
            <text:p>5396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12292">
            <text:p>31229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653647">
            <text:p>653647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7818">
            <text:p>11781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148">
            <text:p>40148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8222">
            <text:p>4822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7950">
            <text:p>3795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1531">
            <text:p>4153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8646">
            <text:p>3864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0009">
            <text:p>60009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452">
            <text:p>3945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4171">
            <text:p>4417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32641">
            <text:p>13264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0544">
            <text:p>5054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8285">
            <text:p>4828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8400">
            <text:p>5840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6437">
            <text:p>7643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827">
            <text:p>22827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2132">
            <text:p>4213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64301">
            <text:p>6430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234">
            <text:p>12123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8226">
            <text:p>3822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9453">
            <text:p>8945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2659">
            <text:p>22659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2069">
            <text:p>1206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0861">
            <text:p>40861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2130">
            <text:p>2213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941">
            <text:p>1941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635">
            <text:p>3635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5663">
            <text:p>1566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11">
            <text:p>751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3376">
            <text:p>1337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8782">
            <text:p>2878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8148">
            <text:p>28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9303">
            <text:p>29303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0116">
            <text:p>1011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3417">
            <text:p>1341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487">
            <text:p>54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9705">
            <text:p>197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9088">
            <text:p>29088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7919">
            <text:p>3791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7579">
            <text:p>2757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5980">
            <text:p>1598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3501">
            <text:p>2350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908">
            <text:p>14908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861">
            <text:p>786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405">
            <text:p>540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8277">
            <text:p>827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4985">
            <text:p>498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973">
            <text:p>1697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1418">
            <text:p>2141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6295">
            <text:p>3629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5935">
            <text:p>1593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0337">
            <text:p>20337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56835">
            <text:p>15683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8804">
            <text:p>1880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8284">
            <text:p>18284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0349">
            <text:p>2034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7815">
            <text:p>2781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2839">
            <text:p>1283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1941">
            <text:p>21941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284">
            <text:p>528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690">
            <text:p>1069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217">
            <text:p>7217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86106">
            <text:p>18610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87416">
            <text:p>28741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16570">
            <text:p>11657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1651">
            <text:p>5165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66368">
            <text:p>6636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92594">
            <text:p>9259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93539">
            <text:p>193539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991">
            <text:p>1299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52628">
            <text:p>52628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56406">
            <text:p>56406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7060">
            <text:p>4706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9390">
            <text:p>2939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01541">
            <text:p>70154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9787">
            <text:p>1978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5865">
            <text:p>18586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8815">
            <text:p>5881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2946">
            <text:p>192946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56136">
            <text:p>5613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97210">
            <text:p>29721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3611">
            <text:p>16361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19571">
            <text:p>119571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89319">
            <text:p>8931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0947">
            <text:p>130947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0840">
            <text:p>2084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20235">
            <text:p>20235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75684">
            <text:p>17568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4961">
            <text:p>10496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6406">
            <text:p>86406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96354">
            <text:p>9635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65889">
            <text:p>16588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24769">
            <text:p>12476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96562">
            <text:p>9656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9166">
            <text:p>4916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55173">
            <text:p>5517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17693">
            <text:p>11769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59829">
            <text:p>159829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66162">
            <text:p>166162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95522">
            <text:p>95522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52456">
            <text:p>52456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5394">
            <text:p>15539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60993">
            <text:p>16099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38539">
            <text:p>23853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96385">
            <text:p>19638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51054">
            <text:p>5105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2906">
            <text:p>42906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2084">
            <text:p>42084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4180">
            <text:p>2418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2765">
            <text:p>4276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5448">
            <text:p>15448</text:p>
          </table:table-cell>
        </table:table-row>
        <table:table-row table:style-name="ro1" table:number-rows-repeated="104835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hart" table:style-name="ta1">
        <table:shapes>
          <draw:frame draw:z-index="0" draw:style-name="gr1" svg:width="8.8453in" svg:height="4.0366in" svg:x="0in" svg:y="0in">
            <draw:object draw:notify-on-update-of-ranges="numbers.A1:numbers.A224 numbers.B1:numbers.B22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King</meta:initial-creator>
    <meta:creation-date>2013-10-22T16:48:17</meta:creation-date>
    <dc:date>2013-10-22T17:18:12</dc:date>
    <dc:creator>Chuck King</dc:creator>
    <meta:editing-duration>PT27M54S</meta:editing-duration>
    <meta:editing-cycles>7</meta:editing-cycles>
    <meta:generator>LibreOffice/3.5$Linux_X86_64 LibreOffice_project/350m1$Build-2</meta:generator>
    <meta:document-statistic meta:table-count="2" meta:cell-count="44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68cm" svg:height="10.254cm" xlink:href=".." xlink:type="simple" chart:class="chart:bar" chart:style-name="ch1">
        <chart:title svg:x="8.333cm" svg:y="0.341cm" chart:style-name="ch2">
          <text:p>Self-Signed Cert Distribution</text:p>
        </chart:title>
        <chart:plot-area chart:style-name="ch3" table:cell-range-address="numbers.A1:numbers.B224" svg:x="1.46cm" svg:y="1.735cm" svg:width="20.11cm" svg:height="7.333cm">
          <chartooo:coordinate-region svg:x="3.007cm" svg:y="1.934cm" svg:width="18.563cm" svg:height="6.089cm"/>
          <chart:axis chart:dimension="x" chart:name="primary-x" chart:style-name="ch4">
            <chart:title svg:x="10.082cm" svg:y="9.273cm" chart:style-name="ch5">
              <text:p>Address First Quad</text:p>
            </chart:title>
          </chart:axis>
          <chart:axis chart:dimension="y" chart:name="primary-y" chart:style-name="ch6">
            <chart:title svg:x="0.451cm" svg:y="5.895cm" chart:style-name="ch7">
              <text:p>Count</text:p>
            </chart:title>
            <chart:grid chart:style-name="ch8" chart:class="major"/>
          </chart:axis>
          <chart:series chart:style-name="ch9" chart:values-cell-range-address="numbers.A1:numbers.A224" chart:class="chart:bar">
            <chart:data-point chart:repeated="224"/>
          </chart:series>
          <chart:series chart:style-name="ch10" chart:values-cell-range-address="numbers.B1:numbers.B224" chart:class="chart:bar">
            <chart:data-point chart:repeated="2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numbers.A1:numbers.A224</svg:desc>
                </draw:g>
              </table:table-cell>
              <table:table-cell office:value-type="float" office:value="0">
                <text:p>0</text:p>
                <draw:g>
                  <svg:desc>numbers.B1:numbers.B2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2097">
                <text:p>72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11828">
                <text:p>5118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964">
                <text:p>59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1034">
                <text:p>81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516">
                <text:p>13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3919">
                <text:p>53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084">
                <text:p>1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8003">
                <text:p>18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38514">
                <text:p>22385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07109">
                <text:p>1071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9255">
                <text:p>39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1412">
                <text:p>81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796">
                <text:p>1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621">
                <text:p>66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69090">
                <text:p>1690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7379">
                <text:p>27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1003">
                <text:p>410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9014">
                <text:p>290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43572">
                <text:p>1435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394">
                <text:p>24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02852">
                <text:p>302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69546">
                <text:p>1695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6480">
                <text:p>464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6359">
                <text:p>46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4814">
                <text:p>548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5803">
                <text:p>758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49775">
                <text:p>1497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2453">
                <text:p>824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28526">
                <text:p>2285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95490">
                <text:p>9549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14901">
                <text:p>2149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80128">
                <text:p>1801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2819">
                <text:p>1228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30669">
                <text:p>2306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11107">
                <text:p>1111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75072">
                <text:p>175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19112">
                <text:p>219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79687">
                <text:p>1796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61952">
                <text:p>1619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46028">
                <text:p>2460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5034">
                <text:p>2450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8840">
                <text:p>10884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15947">
                <text:p>1159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76412">
                <text:p>1764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15284">
                <text:p>1152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6408">
                <text:p>1264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7897">
                <text:p>1278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28627">
                <text:p>1286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90852">
                <text:p>1908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53884">
                <text:p>538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70641">
                <text:p>1706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37539">
                <text:p>1375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02662">
                <text:p>1026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7311">
                <text:p>473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91817">
                <text:p>1918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71351">
                <text:p>1713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99617">
                <text:p>199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21726">
                <text:p>1217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79752">
                <text:p>1797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16830">
                <text:p>21683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56885">
                <text:p>568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56265">
                <text:p>1562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687291">
                <text:p>6872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8615">
                <text:p>86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4139">
                <text:p>341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2062">
                <text:p>320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5396">
                <text:p>53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12292">
                <text:p>31229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653647">
                <text:p>6536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17818">
                <text:p>1178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0148">
                <text:p>401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8222">
                <text:p>482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7950">
                <text:p>3795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1531">
                <text:p>415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8646">
                <text:p>386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60009">
                <text:p>600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9452">
                <text:p>394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4171">
                <text:p>441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2641">
                <text:p>1326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0544">
                <text:p>5054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48285">
                <text:p>482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8400">
                <text:p>584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76437">
                <text:p>764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2827">
                <text:p>228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2132">
                <text:p>42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64301">
                <text:p>643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21234">
                <text:p>1212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8226">
                <text:p>382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89453">
                <text:p>894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22659">
                <text:p>226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40861">
                <text:p>408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22130">
                <text:p>221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5663">
                <text:p>15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7511">
                <text:p>75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376">
                <text:p>133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8782">
                <text:p>287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8148">
                <text:p>281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9303">
                <text:p>293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0116">
                <text:p>101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3417">
                <text:p>134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5487">
                <text:p>54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9088">
                <text:p>290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37919">
                <text:p>379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7579">
                <text:p>275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5980">
                <text:p>159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3501">
                <text:p>235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4908">
                <text:p>149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7861">
                <text:p>78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405">
                <text:p>54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8277">
                <text:p>82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985">
                <text:p>49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6973">
                <text:p>1697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21418">
                <text:p>214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36295">
                <text:p>362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5935">
                <text:p>159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0337">
                <text:p>2033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56835">
                <text:p>1568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8804">
                <text:p>188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8284">
                <text:p>182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0349">
                <text:p>2034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7815">
                <text:p>27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2839">
                <text:p>12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1941">
                <text:p>2194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284">
                <text:p>52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0690">
                <text:p>1069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217">
                <text:p>721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86106">
                <text:p>18610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87416">
                <text:p>2874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16570">
                <text:p>11657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51651">
                <text:p>5165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66368">
                <text:p>663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92594">
                <text:p>925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93539">
                <text:p>1935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2991">
                <text:p>129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52628">
                <text:p>5262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56406">
                <text:p>564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7060">
                <text:p>470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9390">
                <text:p>2939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701541">
                <text:p>7015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9787">
                <text:p>197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85865">
                <text:p>1858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58815">
                <text:p>588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92946">
                <text:p>1929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56136">
                <text:p>561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97210">
                <text:p>297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63611">
                <text:p>1636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19571">
                <text:p>11957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89319">
                <text:p>893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30947">
                <text:p>13094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0840">
                <text:p>208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0235">
                <text:p>202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75684">
                <text:p>175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04961">
                <text:p>1049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86406">
                <text:p>8640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6354">
                <text:p>963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65889">
                <text:p>1658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24769">
                <text:p>124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6562">
                <text:p>965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49166">
                <text:p>491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5173">
                <text:p>551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17693">
                <text:p>1176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59829">
                <text:p>15982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66162">
                <text:p>1661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5522">
                <text:p>955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2456">
                <text:p>524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55394">
                <text:p>1553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60993">
                <text:p>16099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238539">
                <text:p>2385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96385">
                <text:p>1963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1054">
                <text:p>510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42906">
                <text:p>4290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42084">
                <text:p>4208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24180">
                <text:p>2418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42765">
                <text:p>4276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5448">
                <text:p>154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